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121.jpg"/>
  <manifest:file-entry manifest:media-type="image/png" manifest:full-path="Pictures/120.png"/>
  <manifest:file-entry manifest:media-type="image/jpeg" manifest:full-path="Pictures/119.jpg"/>
  <manifest:file-entry manifest:media-type="image/png" manifest:full-path="Pictures/118.png"/>
  <manifest:file-entry manifest:media-type="application/xml" manifest:full-path="Formula-116/settings.xml"/>
  <manifest:file-entry manifest:media-type="application/xml" manifest:full-path="Formula-116/content.xml"/>
  <manifest:file-entry manifest:media-type="application/xml" manifest:full-path="Formula-114/settings.xml"/>
  <manifest:file-entry manifest:media-type="application/xml" manifest:full-path="Formula-114/content.xml"/>
  <manifest:file-entry manifest:media-type="application/xml" manifest:full-path="Formula-112/settings.xml"/>
  <manifest:file-entry manifest:media-type="application/xml" manifest:full-path="Formula-112/content.xml"/>
  <manifest:file-entry manifest:media-type="application/xml" manifest:full-path="Formula-110/settings.xml"/>
  <manifest:file-entry manifest:media-type="application/xml" manifest:full-path="Formula-110/content.xml"/>
  <manifest:file-entry manifest:media-type="application/xml" manifest:full-path="Formula-108/settings.xml"/>
  <manifest:file-entry manifest:media-type="application/xml" manifest:full-path="Formula-108/content.xml"/>
  <manifest:file-entry manifest:media-type="application/xml" manifest:full-path="Formula-106/settings.xml"/>
  <manifest:file-entry manifest:media-type="application/xml" manifest:full-path="Formula-106/content.xml"/>
  <manifest:file-entry manifest:media-type="application/xml" manifest:full-path="Formula-104/settings.xml"/>
  <manifest:file-entry manifest:media-type="application/xml" manifest:full-path="Formula-104/content.xml"/>
  <manifest:file-entry manifest:media-type="application/xml" manifest:full-path="Formula-102/settings.xml"/>
  <manifest:file-entry manifest:media-type="application/xml" manifest:full-path="Formula-102/content.xml"/>
  <manifest:file-entry manifest:media-type="application/xml" manifest:full-path="Formula-100/settings.xml"/>
  <manifest:file-entry manifest:media-type="application/xml" manifest:full-path="Formula-100/content.xml"/>
  <manifest:file-entry manifest:media-type="application/xml" manifest:full-path="Formula-98/settings.xml"/>
  <manifest:file-entry manifest:media-type="application/xml" manifest:full-path="Formula-98/content.xml"/>
  <manifest:file-entry manifest:media-type="application/xml" manifest:full-path="Formula-96/settings.xml"/>
  <manifest:file-entry manifest:media-type="application/xml" manifest:full-path="Formula-96/content.xml"/>
  <manifest:file-entry manifest:media-type="application/xml" manifest:full-path="Formula-94/settings.xml"/>
  <manifest:file-entry manifest:media-type="application/xml" manifest:full-path="Formula-94/content.xml"/>
  <manifest:file-entry manifest:media-type="application/xml" manifest:full-path="Formula-92/settings.xml"/>
  <manifest:file-entry manifest:media-type="application/xml" manifest:full-path="Formula-92/content.xml"/>
  <manifest:file-entry manifest:media-type="application/xml" manifest:full-path="Formula-90/settings.xml"/>
  <manifest:file-entry manifest:media-type="application/xml" manifest:full-path="Formula-90/content.xml"/>
  <manifest:file-entry manifest:media-type="application/xml" manifest:full-path="Formula-88/settings.xml"/>
  <manifest:file-entry manifest:media-type="application/xml" manifest:full-path="Formula-88/content.xml"/>
  <manifest:file-entry manifest:media-type="application/xml" manifest:full-path="Formula-86/settings.xml"/>
  <manifest:file-entry manifest:media-type="application/xml" manifest:full-path="Formula-86/content.xml"/>
  <manifest:file-entry manifest:media-type="application/xml" manifest:full-path="Formula-84/settings.xml"/>
  <manifest:file-entry manifest:media-type="application/xml" manifest:full-path="Formula-84/content.xml"/>
  <manifest:file-entry manifest:media-type="application/xml" manifest:full-path="Formula-82/settings.xml"/>
  <manifest:file-entry manifest:media-type="application/xml" manifest:full-path="Formula-82/content.xml"/>
  <manifest:file-entry manifest:media-type="application/xml" manifest:full-path="Formula-80/settings.xml"/>
  <manifest:file-entry manifest:media-type="application/xml" manifest:full-path="Formula-80/content.xml"/>
  <manifest:file-entry manifest:media-type="application/xml" manifest:full-path="Formula-78/settings.xml"/>
  <manifest:file-entry manifest:media-type="application/xml" manifest:full-path="Formula-78/content.xml"/>
  <manifest:file-entry manifest:media-type="application/xml" manifest:full-path="Formula-76/settings.xml"/>
  <manifest:file-entry manifest:media-type="application/xml" manifest:full-path="Formula-76/content.xml"/>
  <manifest:file-entry manifest:media-type="application/xml" manifest:full-path="Formula-74/settings.xml"/>
  <manifest:file-entry manifest:media-type="application/xml" manifest:full-path="Formula-74/content.xml"/>
  <manifest:file-entry manifest:media-type="application/xml" manifest:full-path="Formula-72/settings.xml"/>
  <manifest:file-entry manifest:media-type="application/xml" manifest:full-path="Formula-72/content.xml"/>
  <manifest:file-entry manifest:media-type="application/xml" manifest:full-path="Formula-70/settings.xml"/>
  <manifest:file-entry manifest:media-type="application/xml" manifest:full-path="Formula-70/content.xml"/>
  <manifest:file-entry manifest:media-type="application/xml" manifest:full-path="Formula-68/settings.xml"/>
  <manifest:file-entry manifest:media-type="application/xml" manifest:full-path="Formula-68/content.xml"/>
  <manifest:file-entry manifest:media-type="application/xml" manifest:full-path="Formula-66/settings.xml"/>
  <manifest:file-entry manifest:media-type="application/xml" manifest:full-path="Formula-66/content.xml"/>
  <manifest:file-entry manifest:media-type="application/xml" manifest:full-path="Formula-64/settings.xml"/>
  <manifest:file-entry manifest:media-type="application/xml" manifest:full-path="Formula-64/content.xml"/>
  <manifest:file-entry manifest:media-type="application/xml" manifest:full-path="Formula-62/settings.xml"/>
  <manifest:file-entry manifest:media-type="application/xml" manifest:full-path="Formula-62/content.xml"/>
  <manifest:file-entry manifest:media-type="application/xml" manifest:full-path="Formula-60/settings.xml"/>
  <manifest:file-entry manifest:media-type="application/xml" manifest:full-path="Formula-60/content.xml"/>
  <manifest:file-entry manifest:media-type="application/xml" manifest:full-path="Formula-58/settings.xml"/>
  <manifest:file-entry manifest:media-type="application/xml" manifest:full-path="Formula-58/content.xml"/>
  <manifest:file-entry manifest:media-type="application/xml" manifest:full-path="Formula-56/settings.xml"/>
  <manifest:file-entry manifest:media-type="application/xml" manifest:full-path="Formula-56/content.xml"/>
  <manifest:file-entry manifest:media-type="application/xml" manifest:full-path="Formula-54/settings.xml"/>
  <manifest:file-entry manifest:media-type="application/xml" manifest:full-path="Formula-54/content.xml"/>
  <manifest:file-entry manifest:media-type="application/xml" manifest:full-path="Formula-52/settings.xml"/>
  <manifest:file-entry manifest:media-type="application/xml" manifest:full-path="Formula-52/content.xml"/>
  <manifest:file-entry manifest:media-type="application/xml" manifest:full-path="Formula-50/settings.xml"/>
  <manifest:file-entry manifest:media-type="application/xml" manifest:full-path="Formula-50/content.xml"/>
  <manifest:file-entry manifest:media-type="application/xml" manifest:full-path="Formula-48/settings.xml"/>
  <manifest:file-entry manifest:media-type="application/xml" manifest:full-path="Formula-48/content.xml"/>
  <manifest:file-entry manifest:media-type="application/xml" manifest:full-path="Formula-46/settings.xml"/>
  <manifest:file-entry manifest:media-type="application/xml" manifest:full-path="Formula-46/content.xml"/>
  <manifest:file-entry manifest:media-type="application/xml" manifest:full-path="Formula-44/settings.xml"/>
  <manifest:file-entry manifest:media-type="application/xml" manifest:full-path="Formula-44/content.xml"/>
  <manifest:file-entry manifest:media-type="application/xml" manifest:full-path="Formula-42/settings.xml"/>
  <manifest:file-entry manifest:media-type="application/xml" manifest:full-path="Formula-42/content.xml"/>
  <manifest:file-entry manifest:media-type="application/xml" manifest:full-path="Formula-40/settings.xml"/>
  <manifest:file-entry manifest:media-type="application/xml" manifest:full-path="Formula-40/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jpeg" manifest:full-path="Pictures/100000000000012E0000020146B89605.jpg"/>
  <manifest:file-entry manifest:media-type="image/jpeg" manifest:full-path="Pictures/100000000000022A000002DBFF214D8F.jpg"/>
  <manifest:file-entry manifest:media-type="image/jpeg" manifest:full-path="Pictures/10000000000002E50000038C7B92C71F.jpg"/>
  <manifest:file-entry manifest:media-type="image/png" manifest:full-path="Pictures/100000010000014A000002329CB4F4E9.png"/>
  <manifest:file-entry manifest:media-type="image/png" manifest:full-path="Thumbnails/thumbnail.png"/>
  <manifest:file-entry manifest:media-type="application/vnd.oasis.opendocument.formula" manifest:full-path="Formula-116/"/>
  <manifest:file-entry manifest:media-type="application/vnd.oasis.opendocument.formula" manifest:full-path="Formula-116/"/>
  <manifest:file-entry manifest:media-type="application/vnd.oasis.opendocument.formula" manifest:full-path="Formula-114/"/>
  <manifest:file-entry manifest:media-type="application/vnd.oasis.opendocument.formula" manifest:full-path="Formula-114/"/>
  <manifest:file-entry manifest:media-type="application/vnd.oasis.opendocument.formula" manifest:full-path="Formula-112/"/>
  <manifest:file-entry manifest:media-type="application/vnd.oasis.opendocument.formula" manifest:full-path="Formula-112/"/>
  <manifest:file-entry manifest:media-type="application/vnd.oasis.opendocument.formula" manifest:full-path="Formula-110/"/>
  <manifest:file-entry manifest:media-type="application/vnd.oasis.opendocument.formula" manifest:full-path="Formula-110/"/>
  <manifest:file-entry manifest:media-type="application/vnd.oasis.opendocument.formula" manifest:full-path="Formula-108/"/>
  <manifest:file-entry manifest:media-type="application/vnd.oasis.opendocument.formula" manifest:full-path="Formula-108/"/>
  <manifest:file-entry manifest:media-type="application/vnd.oasis.opendocument.formula" manifest:full-path="Formula-106/"/>
  <manifest:file-entry manifest:media-type="application/vnd.oasis.opendocument.formula" manifest:full-path="Formula-106/"/>
  <manifest:file-entry manifest:media-type="application/vnd.oasis.opendocument.formula" manifest:full-path="Formula-104/"/>
  <manifest:file-entry manifest:media-type="application/vnd.oasis.opendocument.formula" manifest:full-path="Formula-104/"/>
  <manifest:file-entry manifest:media-type="application/vnd.oasis.opendocument.formula" manifest:full-path="Formula-102/"/>
  <manifest:file-entry manifest:media-type="application/vnd.oasis.opendocument.formula" manifest:full-path="Formula-102/"/>
  <manifest:file-entry manifest:media-type="application/vnd.oasis.opendocument.formula" manifest:full-path="Formula-100/"/>
  <manifest:file-entry manifest:media-type="application/vnd.oasis.opendocument.formula" manifest:full-path="Formula-100/"/>
  <manifest:file-entry manifest:media-type="application/vnd.oasis.opendocument.formula" manifest:full-path="Formula-98/"/>
  <manifest:file-entry manifest:media-type="application/vnd.oasis.opendocument.formula" manifest:full-path="Formula-98/"/>
  <manifest:file-entry manifest:media-type="application/vnd.oasis.opendocument.formula" manifest:full-path="Formula-96/"/>
  <manifest:file-entry manifest:media-type="application/vnd.oasis.opendocument.formula" manifest:full-path="Formula-96/"/>
  <manifest:file-entry manifest:media-type="application/vnd.oasis.opendocument.formula" manifest:full-path="Formula-94/"/>
  <manifest:file-entry manifest:media-type="application/vnd.oasis.opendocument.formula" manifest:full-path="Formula-94/"/>
  <manifest:file-entry manifest:media-type="application/vnd.oasis.opendocument.formula" manifest:full-path="Formula-92/"/>
  <manifest:file-entry manifest:media-type="application/vnd.oasis.opendocument.formula" manifest:full-path="Formula-92/"/>
  <manifest:file-entry manifest:media-type="application/vnd.oasis.opendocument.formula" manifest:full-path="Formula-90/"/>
  <manifest:file-entry manifest:media-type="application/vnd.oasis.opendocument.formula" manifest:full-path="Formula-90/"/>
  <manifest:file-entry manifest:media-type="application/vnd.oasis.opendocument.formula" manifest:full-path="Formula-88/"/>
  <manifest:file-entry manifest:media-type="application/vnd.oasis.opendocument.formula" manifest:full-path="Formula-88/"/>
  <manifest:file-entry manifest:media-type="application/vnd.oasis.opendocument.formula" manifest:full-path="Formula-86/"/>
  <manifest:file-entry manifest:media-type="application/vnd.oasis.opendocument.formula" manifest:full-path="Formula-86/"/>
  <manifest:file-entry manifest:media-type="application/vnd.oasis.opendocument.formula" manifest:full-path="Formula-84/"/>
  <manifest:file-entry manifest:media-type="application/vnd.oasis.opendocument.formula" manifest:full-path="Formula-84/"/>
  <manifest:file-entry manifest:media-type="application/vnd.oasis.opendocument.formula" manifest:full-path="Formula-82/"/>
  <manifest:file-entry manifest:media-type="application/vnd.oasis.opendocument.formula" manifest:full-path="Formula-82/"/>
  <manifest:file-entry manifest:media-type="application/vnd.oasis.opendocument.formula" manifest:full-path="Formula-80/"/>
  <manifest:file-entry manifest:media-type="application/vnd.oasis.opendocument.formula" manifest:full-path="Formula-80/"/>
  <manifest:file-entry manifest:media-type="application/vnd.oasis.opendocument.formula" manifest:full-path="Formula-78/"/>
  <manifest:file-entry manifest:media-type="application/vnd.oasis.opendocument.formula" manifest:full-path="Formula-78/"/>
  <manifest:file-entry manifest:media-type="application/vnd.oasis.opendocument.formula" manifest:full-path="Formula-76/"/>
  <manifest:file-entry manifest:media-type="application/vnd.oasis.opendocument.formula" manifest:full-path="Formula-76/"/>
  <manifest:file-entry manifest:media-type="application/vnd.oasis.opendocument.formula" manifest:full-path="Formula-74/"/>
  <manifest:file-entry manifest:media-type="application/vnd.oasis.opendocument.formula" manifest:full-path="Formula-74/"/>
  <manifest:file-entry manifest:media-type="application/vnd.oasis.opendocument.formula" manifest:full-path="Formula-72/"/>
  <manifest:file-entry manifest:media-type="application/vnd.oasis.opendocument.formula" manifest:full-path="Formula-72/"/>
  <manifest:file-entry manifest:media-type="application/vnd.oasis.opendocument.formula" manifest:full-path="Formula-70/"/>
  <manifest:file-entry manifest:media-type="application/vnd.oasis.opendocument.formula" manifest:full-path="Formula-70/"/>
  <manifest:file-entry manifest:media-type="application/vnd.oasis.opendocument.formula" manifest:full-path="Formula-68/"/>
  <manifest:file-entry manifest:media-type="application/vnd.oasis.opendocument.formula" manifest:full-path="Formula-68/"/>
  <manifest:file-entry manifest:media-type="application/vnd.oasis.opendocument.formula" manifest:full-path="Formula-66/"/>
  <manifest:file-entry manifest:media-type="application/vnd.oasis.opendocument.formula" manifest:full-path="Formula-66/"/>
  <manifest:file-entry manifest:media-type="application/vnd.oasis.opendocument.formula" manifest:full-path="Formula-64/"/>
  <manifest:file-entry manifest:media-type="application/vnd.oasis.opendocument.formula" manifest:full-path="Formula-64/"/>
  <manifest:file-entry manifest:media-type="application/vnd.oasis.opendocument.formula" manifest:full-path="Formula-62/"/>
  <manifest:file-entry manifest:media-type="application/vnd.oasis.opendocument.formula" manifest:full-path="Formula-62/"/>
  <manifest:file-entry manifest:media-type="application/vnd.oasis.opendocument.formula" manifest:full-path="Formula-60/"/>
  <manifest:file-entry manifest:media-type="application/vnd.oasis.opendocument.formula" manifest:full-path="Formula-60/"/>
  <manifest:file-entry manifest:media-type="application/vnd.oasis.opendocument.formula" manifest:full-path="Formula-58/"/>
  <manifest:file-entry manifest:media-type="application/vnd.oasis.opendocument.formula" manifest:full-path="Formula-58/"/>
  <manifest:file-entry manifest:media-type="application/vnd.oasis.opendocument.formula" manifest:full-path="Formula-56/"/>
  <manifest:file-entry manifest:media-type="application/vnd.oasis.opendocument.formula" manifest:full-path="Formula-56/"/>
  <manifest:file-entry manifest:media-type="application/vnd.oasis.opendocument.formula" manifest:full-path="Formula-54/"/>
  <manifest:file-entry manifest:media-type="application/vnd.oasis.opendocument.formula" manifest:full-path="Formula-54/"/>
  <manifest:file-entry manifest:media-type="application/vnd.oasis.opendocument.formula" manifest:full-path="Formula-52/"/>
  <manifest:file-entry manifest:media-type="application/vnd.oasis.opendocument.formula" manifest:full-path="Formula-52/"/>
  <manifest:file-entry manifest:media-type="application/vnd.oasis.opendocument.formula" manifest:full-path="Formula-50/"/>
  <manifest:file-entry manifest:media-type="application/vnd.oasis.opendocument.formula" manifest:full-path="Formula-50/"/>
  <manifest:file-entry manifest:media-type="application/vnd.oasis.opendocument.formula" manifest:full-path="Formula-48/"/>
  <manifest:file-entry manifest:media-type="application/vnd.oasis.opendocument.formula" manifest:full-path="Formula-48/"/>
  <manifest:file-entry manifest:media-type="application/vnd.oasis.opendocument.formula" manifest:full-path="Formula-46/"/>
  <manifest:file-entry manifest:media-type="application/vnd.oasis.opendocument.formula" manifest:full-path="Formula-46/"/>
  <manifest:file-entry manifest:media-type="application/vnd.oasis.opendocument.formula" manifest:full-path="Formula-44/"/>
  <manifest:file-entry manifest:media-type="application/vnd.oasis.opendocument.formula" manifest:full-path="Formula-44/"/>
  <manifest:file-entry manifest:media-type="application/vnd.oasis.opendocument.formula" manifest:full-path="Formula-42/"/>
  <manifest:file-entry manifest:media-type="application/vnd.oasis.opendocument.formula" manifest:full-path="Formula-42/"/>
  <manifest:file-entry manifest:media-type="application/vnd.oasis.opendocument.formula" manifest:full-path="Formula-40/"/>
  <manifest:file-entry manifest:media-type="application/vnd.oasis.opendocument.formula" manifest:full-path="Formula-40/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Heading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able_20_Heading">
      <style:paragraph-properties fo:text-align="end" style:justify-single-word="false"/>
    </style:style>
    <style:style style:name="P16" style:family="paragraph" style:parent-style-name="Table_20_Heading">
      <style:paragraph-properties fo:text-align="end" style:justify-single-word="false"/>
    </style:style>
    <style:style style:name="P17" style:family="paragraph" style:parent-style-name="Table_20_Heading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596*"/>
    </style:style>
    <style:style style:name="Table2.B" style:family="table-column">
      <style:table-column-properties style:rel-column-width="11170*"/>
    </style:style>
    <style:style style:name="Table2.C" style:family="table-column">
      <style:table-column-properties style:rel-column-width="14149*"/>
    </style:style>
    <style:style style:name="Table2.D" style:family="table-column">
      <style:table-column-properties style:rel-column-width="18617*"/>
    </style:style>
  </office:automatic-styles>
  <office:body>
    <office:text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введение"/>ВВЕДЕНИЕ<text:bookmark-end text:name="введение"/></text:h>
      <text:p text:style-name="First_20_paragraph">Аргентина является одной из ведущих аграрных держав планеты и играет ключевую роль в обеспечении глобальной продовольственной безопасности. Сельское хозяйство и связанные с ним перерабатывающие отрасли исторически выступают краеугольным камнем аргентинской идентичности и экономической мощи. Сегодня страна является абсолютным мировым лидером по экспорту соевого шрота и масла, а также входит в число крупнейших глобальных поставщиков кукурузы, пшеницы и говядины.</text:p>
      <text:p text:style-name="Text_20_body">В условиях сложной макроэкономической ситуации, исторически высокой инфляции и структурных реформ, которые страна проходит в 2024–2026 годах, агропромышленный комплекс (АПК) остается главным стабилизирующим фактором национальной экономики. Продукция аграрного сектора обеспечивает около 60 % всех экспортных доходов страны, являясь критически важным источником иностранной валюты. При этом современный АПК Аргентины находится на этапе масштабной трансформации: внедряются передовые биотехнологии, системы точного земледелия и искусственного интеллекта, что позволяет стране адаптироваться к климатическим изменениям и повышать свою конкурентоспособность на мировых рынках. Все это делает изучение специализации и перспектив развития агропромышленного комплекса Аргентины крайне актуальной задачей.</text:p>
      <text:p text:style-name="Text_20_body">Объектом исследования выступает экономика Аргентины, в частности ее агропромышленный сектор.</text:p>
      <text:p text:style-name="Text_20_body">Предметом исследования является отраслевая и экспортная специализация, природно-ресурсный потенциал, а также современные тенденции и проблемы развития агропромышленного комплекса Аргентины.</text:p>
      <text:p text:style-name="Text_20_body">Цель индивидуального проекта заключается в комплексном анализе специализации агропромышленного комплекса Аргентины, оценке его современного состояния, роли в национальной экономике и на мировом продовольственном рынке.</text:p>
      <text:p text:style-name="Text_20_body">Для достижения поставленной цели были сформулированы следующие задачи исследования:</text:p>
      <text:list text:style-name="L1">
        <text:list-item>
          <text:p text:style-name="P1">рассмотреть экономико-географическое положение страны и оценить ее природно-ресурсный потенциал (земельные, климатические, водные ресурсы);</text:p>
        </text:list-item>
        <text:list-item>
          <text:p text:style-name="P1">дать общую экономическую характеристику современной Аргентины и определить место сельского хозяйства в ее макроэкономике;</text:p>
        </text:list-item>
        <text:list-item>
          <text:p text:style-name="P1">проанализировать структуру ключевых отраслей агропромышленного комплекса, включая растениеводство, животноводство и перерабатывающую промышленность;</text:p>
        </text:list-item>
        <text:list-item>
          <text:p text:style-name="P1">выявить основные экспортно-ориентированные продукты АПК и изучить географию их поставок;</text:p>
        </text:list-item>
        <text:list-item>
          <text:p text:style-name="P1">исследовать актуальные экономические и экологические проблемы сектора, а также перспективы его развития с учетом внедрения современных технологических инноваций (AgTech).</text:p>
        </text:list-item>
      </text:list>
      <text:h text:style-name="Heading_20_1" text:outline-level="1"><text:bookmark-start text:name="экономико-географическая-характеристика-аргентины"/>1 Экономико-географическая характеристика Аргентины<text:bookmark-end text:name="экономико-географическая-характеристика-аргентины"/></text:h>
      <text:h text:style-name="Heading_20_2" text:outline-level="2"><text:bookmark-start text:name="общая-характеристика-страны"/>1.1 Общая характеристика страны<text:bookmark-end text:name="общая-характеристика-страны"/></text:h>
      <text:p text:style-name="First_20_paragraph">Аргентина — клиновидное государство, занимающее крайний юг Южной Америки (регион Южного конуса). География страны отличается огромным разнообразием и контрастами: от влажных тропических и субтропических лесов на севере и засушливого региона Гран-Чако до горных массивов Анд на западе и холодных степей Патагонии на юге. Главным стратегическим и сельскохозяйственным центром Аргентины является Пампа — обширная равнина в центральной части страны. Глубокие и плодородные почвы в сочетании с умеренным климатом делают этот регион одной из самых богатых сельскохозяйственных зон Южной Америки, идеально подходящей для масштабного выращивания зерновых и масличных культур, а также для пастбищного животноводства. Аргентина является одной из крупнейших стран мира: ее территория превышает 2,73 млн км² (что примерно в четыре раза больше площади штата Техас). Около 47 % от общей площади страны составляют сельскохозяйственные угодья (почти 119 млн гектаров), что формирует главную ресурсную базу государства. Население страны по состоянию на 2023–2024 годы оценивается примерно в 45,7–46 миллионов человек. Аргентина отличается относительно низкой плотностью населения (около 16,6 человек на 1 км²), но при этом является высокоурбанизированной страной — 92 % граждан проживают в городах. Занятость в экономике распределена неравномерно: несмотря на статус аграрной державы, в самом сельском хозяйстве занято менее 1 % экономически активного населения, тогда как сфера услуг обеспечивает 76,4 % рабочих мест, а промышленность — 23 %.</text:p>
      <text:p text:style-name="FigureWithCaption"><draw:frame draw:name="img1" svg:width="330.0pt" svg:height="562.0pt"><draw:image xlink:href="Pictures/118.png" xlink:type="simple" xlink:show="embed" xlink:actuate="onLoad"/></draw:frame></text:p>
      <text:p text:style-name="FigureCaption">Рисунок 1: Карта административного деления Аргентины</text:p>
      <text:p text:style-name="Text_20_body">Столицей государства является Буэнос-Айрес — крупнейший город Южного конуса, население агломерации которого превышает 15,1 млн человек. Город и прилегающие к нему территории играют ключевую роль в макроэкономике и логистике страны. Именно здесь, а также в близлежащем портовом хабе Росарио, сосредоточены главные транспортные узлы (железные дороги, портовые мощности и хранилища), обеспечивающие экспорт продукции из Пампы на мировые рынки.</text:p>
      <text:p text:style-name="Text_20_body">Аргентина позиционируется в глобальной экономике как страна с доходами выше среднего и относится к крупнейшим агропромышленным державам мира. Агропромышленный комплекс (АПК) является фундаментом макроэкономики: продукция АПК обеспечивает более 60 % всех валютных поступлений страны и составляет около половины общей стоимости национального экспорта. Роль Аргентины на мировых продовольственных рынках критически важна:</text:p>
      <text:list text:style-name="L2">
        <text:list-item>
          <text:p text:style-name="P2">страна является мировым лидером по экспорту соевого шрота и соевого масла;</text:p>
        </text:list-item>
        <text:list-item>
          <text:p text:style-name="P2">входит в топ-5 ведущих мировых экспортеров кукурузы, сои и пшеницы;</text:p>
        </text:list-item>
        <text:list-item>
          <text:p text:style-name="P2">занимает прочные позиции на рынке мяса, ежегодно экспортируя свыше 900 тыс. тонн говядины (главным образом в Китай, куда уходит более 73 % поставок);</text:p>
        </text:list-item>
        <text:list-item>
          <text:p text:style-name="P2">является одним из крупнейших в мире производителей лимонов и абсолютным лидером по их промышленной переработке (экстракты, масла).</text:p>
        </text:list-item>
      </text:list>
      <text:p text:style-name="First_20_paragraph">В международной торговле Аргентина выступает членом G-20, Всемирной торговой организации (ВТО) и является одним из основателей блока МЕРКОСУР. Главными торговыми партнерами страны традиционно выступают Бразилия, Китай, США и Европейский союз. В 2024–2025 годах страна проходит через фазу глубокой макроэкономической трансформации при новой администрации. Правительство внедряет программы дерегулирования, направленные на сокращение гиперинфляции и снижение высоких экспортных пошлин на сельхозпродукцию. Благодаря аграрному сектору в 2024 году Аргентине удалось добиться рекордного положительного сальдо торгового баланса в размере 18,8 млрд долларов США, что доказывает стратегическую важность АПК не только для продовольственной безопасности планеты, но и для экономической стабильности самой страны.</text:p>
      <text:h text:style-name="Heading_20_2" text:outline-level="2"><text:bookmark-start text:name="природные-ресурсы-страны"/>1.2 Природные ресурсы страны<text:bookmark-end text:name="природные-ресурсы-страны"/></text:h>
      <text:p text:style-name="First_20_paragraph">Основу природно-ресурсного потенциала страны составляет колоссальный земельный фонд, который служит главным активом ее агропромышленного комплекса. Около 47 % общей площади страны (почти 119 млн гектаров) занимают сельскохозяйственные угодья. Однако распределение качественных почв крайне неравномерно: лишь около 13,2 % территории обладают высоким аграрным потенциалом для земледелия, в то время как до 70 % земель относятся к полузасушливым, гористым или слишком холодным для выращивания сельскохозяйственных культур. Главной житницей Аргентины и Южной Америки в целом является Пампа — обширная равнина с глубокими, богатыми почвами. Она традиционно делится на «Влажную Пампу» на востоке, где сосредоточено основное производство сои, кукурузы и подсолнечника, и «Сухую Пампу» на западе, которая больше подходит для выращивания пшеницы и пастбищного животноводства. Для более засушливых и маргинальных зон (около 2 млн кв. км), таких как Патагония и Гран-Чако, характерно экстенсивное животноводство.</text:p>
      <text:p text:style-name="Text_20_body">Благодаря большой протяженности с севера на юг, климатические условия Аргентины отличаются огромным разнообразием, что позволяет выращивать широкий спектр культур. В Пампе преобладает умеренный климат с ярко выраженными сезонами: жарким летом, мягкой зимой, продолжительным вегетационным периодом и круглогодичными осадками, что идеально для масштабного производства зерновых и масличных. Северные и северо-восточные регионы (плато Парана и Месопотамия) отличаются влажным тропическим и субтропическим климатом, что способствует производству чая, йерба-мате, цитрусовых и табака. Западные и южные территории (Сухой Чако и Патагония) находятся в дождевой тени Анд, образуя засушливые степи и пустыни. Серьезной проблемой для АПК Аргентины является высокая климатическая волатильность. Сельское хозяйство регулярно страдает от чередования экстремальных засух (вызываемых феноменом Ла-Нинья) и сильных наводнений, что наносит колоссальный экономический ущерб урожаям.</text:p>
      <text:p text:style-name="Text_20_body">Ключевыми водными артериями страны являются реки Парана и Уругвай, формирующие плодородный бассейн на востоке и обеспечивающие важнейшие логистические маршруты (Гидровия) для экспорта агропродукции. На северо-западе страны (в провинциях Тукуман, Сальта и Жужуй) летние осадки и доступ к горным рекам создают условия для выращивания влаголюбивых культур, таких как лимоны и сахарный тростник. При этом сельское хозяйство является главным потребителем пресной воды в стране: на его долю приходится около 74 % всего водозабора. Однако доля орошаемых земель крайне мала — всего 0,9 % от сельскохозяйственных угодий, что делает аргентинский АПК критически зависимым от естественных осадков и уязвимым перед глобальными климатическими изменениями. В засушливых регионах северо-запада сейчас активно внедряются системы капельного орошения.</text:p>
      <text:p text:style-name="FigureWithCaption"><draw:frame draw:name="img2" style:rel-width="70.0%" style:rel-height="scale" svg:width="741.0pt" svg:height="908.0pt"><draw:image xlink:href="Pictures/119.jpg" xlink:type="simple" xlink:show="embed" xlink:actuate="onLoad"/></draw:frame></text:p>
      <text:p text:style-name="FigureCaption">Рисунок 2: Уровень влажности почвы в Аргентине (октябрь 2025 г.)</text:p>
      <text:p text:style-name="Text_20_body">Помимо богатых агроклиматических ресурсов, Аргентина обладает сложной геологией и крупными запасами полезных ископаемых. Страна является четвертым по величине производителем природного газа в Латинской Америке и обладает третьими в мире запасами сланцевого газа (на гигантском месторождении Вака Муэрта). Аргентина также занимает четвертое место в мире по запасам лития — критически важного металла для глобального энергетического перехода. Кроме того, недра страны богаты нефтью, медью и золотом. Развитие энергетического сектора (особенно газодобычи) играет важную роль для агропромышленного комплекса, так как способствует снижению стоимости топлива и обеспечивает сырьем производство азотных удобрений.</text:p>
      <text:h text:style-name="Heading_20_2" text:outline-level="2"><text:bookmark-start text:name="современное-состояние-экономики-аргентины"/>1.3 Современное состояние экономики Аргентины<text:bookmark-end text:name="современное-состояние-экономики-аргентины"/></text:h>
      <text:p text:style-name="First_20_paragraph">Современная экономика Аргентины представляет собой государство с уровнем доходов выше среднего, обладающее агроиндустриальной экономикой. Исторически экономика страны отличалась высокой волатильностью, чередованием периодов роста и глубоких кризисов, а также макроэкономической нестабильностью. С конца 2023 года экономика Аргентины проходит через радикальную структурную трансформацию и стабилизационную программу. Правительство взяло курс на жесткую фискальную корректировку, дерегулирование рынков, отмену ценовых контролей и снижение государственного вмешательства в экономику. В 2024 году, впервые за более чем десятилетие, Аргентине удалось достичь профицита государственного бюджета (0,3 % от ВВП), а также существенно сократить соотношение государственного долга к ВВП (с 155,4 % в 2023 году до 91,5 % в 2024 году).</text:p>
      <text:p text:style-name="Text_20_body">Экономика Аргентины опирается на несколько основных секторов:</text:p>
      <text:list text:style-name="L3">
        <text:list-item>
          <text:p text:style-name="P3">сфера услуг является крупнейшим сектором, обеспечивающим от 53,1 % до 63,2 % ВВП и предоставляющим рабочие места примерно 76 % активного населения (включает финансы, туризм, телекоммуникации, здравоохранение и розничную торговлю);</text:p>
        </text:list-item>
        <text:list-item>
          <text:p text:style-name="P3">промышленность формирует от 24 % до 29,8 % ВВП и обеспечивает занятость около 23 % населения, при этом важнейшими отраслями являются пищевая промышленность, автомобилестроение, нефтехимия и электроника;</text:p>
        </text:list-item>
        <text:list-item>
          <text:p text:style-name="P3">сельское хозяйство напрямую формирует около 6–7 % ВВП и обеспечивает менее 1 % прямой занятости, однако его реальное значение для экономики многократно выше за счет косвенного влияния на промышленность и торговлю;</text:p>
        </text:list-item>
        <text:list-item>
          <text:p text:style-name="P3">энергетика и добывающая промышленность в последние годы активно развиваются за счет освоения месторождения Вака Муэрта, а также добычи лития и меди.</text:p>
        </text:list-item>
      </text:list>
      <text:p text:style-name="First_20_paragraph">Анализируя показатели ВВП, стоит отметить, что шоковая терапия и сокращение государственных расходов привели к тому, что в 2024 году экономика находилась в рецессии — ВВП сократился примерно на 1,6–1,7 %. Номинальный ВВП в 2024 году оценивался примерно в 632–635 млрд долларов США, а ВВП на душу населения — около 13 415 долларов США в номинальном выражении. Однако эксперты МВФ и Всемирного банка прогнозируют, что экономика достигла поворотного момента, и в 2025–2026 годах ожидается мощный восстановительный рост ВВП на уровне 5,0–5,5 %.</text:p>
      <text:section text:name="tbl:macro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HeaderRowCell" office:value-type="string">
                <text:p text:style-name="Table_20_Heading">Индикатор</text:p>
              </table:table-cell>
              <table:table-cell table:style-name="TableHeaderRowCell" office:value-type="string">
                <text:p text:style-name="P4">2024</text:p>
              </table:table-cell>
              <table:table-cell table:style-name="TableHeaderRowCell" office:value-type="string">
                <text:p text:style-name="P5">2025</text:p>
              </table:table-cell>
              <table:table-cell table:style-name="TableHeaderRowCell" office:value-type="string">
                <text:p text:style-name="P6">2026</text:p>
              </table:table-cell>
              <table:table-cell table:style-name="TableHeaderRowCell" office:value-type="string">
                <text:p text:style-name="P7">2027</text:p>
              </table:table-cell>
              <table:table-cell table:style-name="TableHeaderRowCell" office:value-type="string">
                <text:p text:style-name="P8">2028</text:p>
              </table:table-cell>
            </table:table-row>
          </table:table-header-rows>
          <table:table-row>
            <table:table-cell table:style-name="TableRowCell" office:value-type="string">
              <text:p text:style-name="Table_20_Contents">ВВП, млрд USD</text:p>
            </table:table-cell>
            <table:table-cell table:style-name="TableRowCell" office:value-type="string">
              <text:p text:style-name="P9">632,15</text:p>
            </table:table-cell>
            <table:table-cell table:style-name="TableRowCell" office:value-type="string">
              <text:p text:style-name="P10">683,53</text:p>
            </table:table-cell>
            <table:table-cell table:style-name="TableRowCell" office:value-type="string">
              <text:p text:style-name="P11">715,38</text:p>
            </table:table-cell>
            <table:table-cell table:style-name="TableRowCell" office:value-type="string">
              <text:p text:style-name="P12">715,77</text:p>
            </table:table-cell>
            <table:table-cell table:style-name="TableRowCell" office:value-type="string">
              <text:p text:style-name="P13">712,67</text:p>
            </table:table-cell>
          </table:table-row>
          <table:table-row>
            <table:table-cell table:style-name="TableRowCell" office:value-type="string">
              <text:p text:style-name="Table_20_Contents">Рост ВВП, %</text:p>
            </table:table-cell>
            <table:table-cell table:style-name="TableRowCell" office:value-type="string">
              <text:p text:style-name="P9">-1,7</text:p>
            </table:table-cell>
            <table:table-cell table:style-name="TableRowCell" office:value-type="string">
              <text:p text:style-name="P10">5,5</text:p>
            </table:table-cell>
            <table:table-cell table:style-name="TableRowCell" office:value-type="string">
              <text:p text:style-name="P11">4,5</text:p>
            </table:table-cell>
            <table:table-cell table:style-name="TableRowCell" office:value-type="string">
              <text:p text:style-name="P12">4,0</text:p>
            </table:table-cell>
            <table:table-cell table:style-name="TableRowCell" office:value-type="string">
              <text:p text:style-name="P13">3,2</text:p>
            </table:table-cell>
          </table:table-row>
          <table:table-row>
            <table:table-cell table:style-name="TableRowCell" office:value-type="string">
              <text:p text:style-name="Table_20_Contents">Инфляция, %</text:p>
            </table:table-cell>
            <table:table-cell table:style-name="TableRowCell" office:value-type="string">
              <text:p text:style-name="P9">219,9</text:p>
            </table:table-cell>
            <table:table-cell table:style-name="TableRowCell" office:value-type="string">
              <text:p text:style-name="P10">35,9</text:p>
            </table:table-cell>
            <table:table-cell table:style-name="TableRowCell" office:value-type="string">
              <text:p text:style-name="P11">14,5</text:p>
            </table:table-cell>
            <table:table-cell table:style-name="TableRowCell" office:value-type="string">
              <text:p text:style-name="P12">9,4</text:p>
            </table:table-cell>
            <table:table-cell table:style-name="TableRowCell" office:value-type="string">
              <text:p text:style-name="P13">7,5</text:p>
            </table:table-cell>
          </table:table-row>
          <table:table-row>
            <table:table-cell table:style-name="TableRowCell" office:value-type="string">
              <text:p text:style-name="Table_20_Contents">Госдолг, % ВВП</text:p>
            </table:table-cell>
            <table:table-cell table:style-name="TableRowCell" office:value-type="string">
              <text:p text:style-name="P9">85,3</text:p>
            </table:table-cell>
            <table:table-cell table:style-name="TableRowCell" office:value-type="string">
              <text:p text:style-name="P10">73,1</text:p>
            </table:table-cell>
            <table:table-cell table:style-name="TableRowCell" office:value-type="string">
              <text:p text:style-name="P11">68,2</text:p>
            </table:table-cell>
            <table:table-cell table:style-name="TableRowCell" office:value-type="string">
              <text:p text:style-name="P12">65,1</text:p>
            </table:table-cell>
            <table:table-cell table:style-name="TableRowCell" office:value-type="string">
              <text:p text:style-name="P13">63,3</text:p>
            </table:table-cell>
          </table:table-row>
          <table:table-row>
            <table:table-cell table:style-name="TableRowCell" office:value-type="string">
              <text:p text:style-name="Table_20_Contents">Сальдо счёта, % ВВП</text:p>
            </table:table-cell>
            <table:table-cell table:style-name="TableRowCell" office:value-type="string">
              <text:p text:style-name="P9">1,0</text:p>
            </table:table-cell>
            <table:table-cell table:style-name="TableRowCell" office:value-type="string">
              <text:p text:style-name="P10">-0,4</text:p>
            </table:table-cell>
            <table:table-cell table:style-name="TableRowCell" office:value-type="string">
              <text:p text:style-name="P11">-0,3</text:p>
            </table:table-cell>
            <table:table-cell table:style-name="TableRowCell" office:value-type="string">
              <text:p text:style-name="P12">0,2</text:p>
            </table:table-cell>
            <table:table-cell table:style-name="TableRowCell" office:value-type="string">
              <text:p text:style-name="P13">0,6</text:p>
            </table:table-cell>
          </table:table-row>
        </table:table>
        <text:p text:style-name="TableCaption">Таблица 1: Основные макроэкономические индикаторы Аргентины (оценка 2024 г. и прогноз на 2025–2028 гг.)</text:p>
      </text:section>
      <text:p text:style-name="First_20_paragraph">Одной из главных исторических проблем Аргентины является гиперинфляция. В 2023 году рост цен достиг рекордных 211,4 %. Благодаря жестким мерам нового правительства инфляцию удалось взять под контроль: по итогам 2024 года она снизилась до 117,8 %, а 2025 год страна закрыла с показателем 31,5 % — это самый низкий годовой уровень с 2017 года. Тем не менее, социальные и структурные проблемы остаются острыми: за чертой бедности находится более 40 % населения страны, а уровень теневой занятости достигает почти 40 %. Кроме того, экономика критически зависит от погодных условий, а также страдает от высоких экспортных пошлин, хотя в 2024–2025 годах правительство начало их постепенное снижение.</text:p>
      <text:p text:style-name="Text_20_body">Сельское хозяйство выступает макроэкономическим фундаментом Аргентины. Несмотря на скромную долю в прямом ВВП, агропромышленная продукция составляет от 50 % до 60 % всего национального экспорта. Сектор играет критическую роль в обеспечении страны иностранной валютой, необходимой для обслуживания внешнего долга и стабилизации национальной валюты. В 2024 году экспорт первичной и агропромышленной продукции вырос на 24–27 %, что позволило достичь рекордного профицита торгового баланса. Являясь глобальной продовольственной державой, Аргентина стимулирует смежные отрасли, делая агропромышленный комплекс главным драйвером экономического роста.</text:p>
      <text:h text:style-name="Heading_20_1" text:outline-level="1"><text:bookmark-start text:name="анализ-развития-агропромышленного-комплекса-аргентины"/>2 Анализ развития агропромышленного комплекса Аргентины<text:bookmark-end text:name="анализ-развития-агропромышленного-комплекса-аргентины"/></text:h>
      <text:h text:style-name="Heading_20_2" text:outline-level="2"><text:bookmark-start text:name="отрасли-агропромышленного-комплекса-страны"/>2.1 Отрасли агропромышленного комплекса страны<text:bookmark-end text:name="отрасли-агропромышленного-комплекса-страны"/></text:h>
      <text:p text:style-name="First_20_paragraph">Растениеводство формирует ядро экспортной специализации Аргентины и приносит стране основную часть валютной выручки. Центральную роль здесь играет регион Пампа (влажная и сухая), почвы и климат которого идеально подходят для масштабного выращивания зерновых и масличных культур. Основой растениеводства Аргентины является соевый комплекс, благодаря которому страна стабильно входит в тройку крупнейших мировых производителей сои. Практически 100 % посевных площадей заняты генетически модифицированными сортами, устойчивыми к гербицидам, что позволяет минимизировать риски и повышать технологичность производства. В сезоне 2025/2026 прогнозируется посев сои на площади около 16,8 млн гектаров с ожидаемым урожаем от 48 до 52 млн тонн. Стратегическими компонентами севооборота выступают кукуруза и пшеница. Производство кукурузы в сезоне 2025/2026 ожидается на уровне 56 млн тонн (экспортный потенциал — до 36–40 млн тонн), при этом 99 % посевов также являются генетически модифицированными. Пшеница в этом же сезоне демонстрирует исторические рекорды: благодаря расширению площадей и исключительно высокой урожайности сбор прогнозируется на уровне 24,5 млн тонн. Помимо этих культур, Аргентина выращивает значительные объемы подсолнечника, ячменя, сорго и хлопка.</text:p>
      <text:p text:style-name="FigureWithCaption"><draw:frame draw:name="img3" style:rel-width="50.0%" style:rel-height="scale" svg:width="554.0pt" svg:height="731.0pt"><draw:image xlink:href="Pictures/120.png" xlink:type="simple" xlink:show="embed" xlink:actuate="onLoad"/></draw:frame></text:p>
      <text:p text:style-name="FigureCaption">Рисунок 3: Запасы влаги в почве при выращивании пшеницы в Аргентине (ноябрь 2025 г.)</text:p>
      <text:p text:style-name="Text_20_body">Региональное растениеводство за пределами Пампы отличается узкой специализацией:</text:p>
      <text:list text:style-name="L4">
        <text:list-item>
          <text:p text:style-name="P14">северо-запад страны является мировым лидером по выращиванию лимонов (прогнозируемый урожай 2025/2026 гг. составляет 1,9 млн тонн) и сахарного тростника;</text:p>
        </text:list-item>
        <text:list-item>
          <text:p text:style-name="P14">регион Куйо (провинции Мендоса и Сан-Хуан) обеспечивает более 90 % производства винограда страны;</text:p>
        </text:list-item>
        <text:list-item>
          <text:p text:style-name="P14">северо-восток специализируется на чае, йерба-мате (Аргентина — крупнейший мировой производитель) и цитрусовых (апельсины, мандарины);</text:p>
        </text:list-item>
        <text:list-item>
          <text:p text:style-name="P14">в Патагонии в долинах рек выращивают яблоки и груши, ориентированные преимущественно на экспорт.</text:p>
        </text:list-item>
      </text:list>
      <text:p text:style-name="FigureWithCaption"><draw:frame draw:name="img4" style:rel-width="40.0%" style:rel-height="scale" svg:width="302.0pt" svg:height="513.0pt"><draw:image xlink:href="Pictures/121.jpg" xlink:type="simple" xlink:show="embed" xlink:actuate="onLoad"/></draw:frame></text:p>
      <text:p text:style-name="FigureCaption">Рисунок 4: Районы животноводства в Аргентине</text:p>
      <text:p text:style-name="First_20_paragraph">Животноводство является историческим, культурным и экономическим столпом Аргентины. Главной отраслью выступает разведение крупного рогатого скота мясного направления, общее поголовье которого оценивается примерно в 53,2 млн голов. Экспорт аргентинской говядины в 2024 году достиг рекордных показателей в 920–935 тыс. тонн в тушеном эквиваленте, принеся выручку свыше 3 млрд долларов. Абсолютно доминирующим покупателем выступает Китай, поглощающий более 70 % всего аргентинского экспорта говядины. При этом на внутреннем рынке наблюдается историческая трансформация: из-за падения реальных доходов населения и высокой инфляции потребление говядины упало до 48 кг на душу населения в год, уступив часть позиций куриному мясу (45 кг) и свинине (17 кг). Молочное животноводство в 2024 году столкнулось с серьезными вызовами из-за последствий засухи и высоких производственных издержек, в результате чего производство сырого молока упало на 6,5 % до 10,59 млрд литров, а сама отрасль находится в состоянии длительной стагнации уже около 25 лет. В засушливых регионах страны (Патагония, Гран-Чако, Пуна) развито экстенсивное пастбищное животноводство, включая овцеводство, а также разведение коз и лам местными общинами.</text:p>
      <text:section text:name="tbl:crops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HeaderRowCell" office:value-type="string">
                <text:p text:style-name="Table_20_Heading">Сельскохозяйственная культура</text:p>
              </table:table-cell>
              <table:table-cell table:style-name="TableHeaderRowCell" office:value-type="string">
                <text:p text:style-name="P15">Площадь, млн га</text:p>
              </table:table-cell>
              <table:table-cell table:style-name="TableHeaderRowCell" office:value-type="string">
                <text:p text:style-name="P16">Производство, млн т</text:p>
              </table:table-cell>
              <table:table-cell table:style-name="TableHeaderRowCell" office:value-type="string">
                <text:p text:style-name="P17">Экспорт, млн т</text:p>
              </table:table-cell>
            </table:table-row>
          </table:table-header-rows>
          <table:table-row>
            <table:table-cell table:style-name="TableRowCell" office:value-type="string">
              <text:p text:style-name="Table_20_Contents">Соя</text:p>
            </table:table-cell>
            <table:table-cell table:style-name="TableRowCell" office:value-type="string">
              <text:p text:style-name="P18">16,8</text:p>
            </table:table-cell>
            <table:table-cell table:style-name="TableRowCell" office:value-type="string">
              <text:p text:style-name="P19">48,0–52,0</text:p>
            </table:table-cell>
            <table:table-cell table:style-name="TableRowCell" office:value-type="string">
              <text:p text:style-name="P20">7,3 (зерно) + переработка</text:p>
            </table:table-cell>
          </table:table-row>
          <table:table-row>
            <table:table-cell table:style-name="TableRowCell" office:value-type="string">
              <text:p text:style-name="Table_20_Contents">Кукуруза</text:p>
            </table:table-cell>
            <table:table-cell table:style-name="TableRowCell" office:value-type="string">
              <text:p text:style-name="P18">7,5</text:p>
            </table:table-cell>
            <table:table-cell table:style-name="TableRowCell" office:value-type="string">
              <text:p text:style-name="P19">56,0</text:p>
            </table:table-cell>
            <table:table-cell table:style-name="TableRowCell" office:value-type="string">
              <text:p text:style-name="P20">36,0–40,0</text:p>
            </table:table-cell>
          </table:table-row>
          <table:table-row>
            <table:table-cell table:style-name="TableRowCell" office:value-type="string">
              <text:p text:style-name="Table_20_Contents">Пшеница</text:p>
            </table:table-cell>
            <table:table-cell table:style-name="TableRowCell" office:value-type="string">
              <text:p text:style-name="P18">6,5</text:p>
            </table:table-cell>
            <table:table-cell table:style-name="TableRowCell" office:value-type="string">
              <text:p text:style-name="P19">24,5</text:p>
            </table:table-cell>
            <table:table-cell table:style-name="TableRowCell" office:value-type="string">
              <text:p text:style-name="P20">14,5–17,5</text:p>
            </table:table-cell>
          </table:table-row>
          <table:table-row>
            <table:table-cell table:style-name="TableRowCell" office:value-type="string">
              <text:p text:style-name="Table_20_Contents">Ячмень</text:p>
            </table:table-cell>
            <table:table-cell table:style-name="TableRowCell" office:value-type="string">
              <text:p text:style-name="P18">1,3</text:p>
            </table:table-cell>
            <table:table-cell table:style-name="TableRowCell" office:value-type="string">
              <text:p text:style-name="P19">5,1</text:p>
            </table:table-cell>
            <table:table-cell table:style-name="TableRowCell" office:value-type="string">
              <text:p text:style-name="P20">3,3</text:p>
            </table:table-cell>
          </table:table-row>
          <table:table-row>
            <table:table-cell table:style-name="TableRowCell" office:value-type="string">
              <text:p text:style-name="Table_20_Contents">Сорго</text:p>
            </table:table-cell>
            <table:table-cell table:style-name="TableRowCell" office:value-type="string">
              <text:p text:style-name="P18">0,78</text:p>
            </table:table-cell>
            <table:table-cell table:style-name="TableRowCell" office:value-type="string">
              <text:p text:style-name="P19">3,0</text:p>
            </table:table-cell>
            <table:table-cell table:style-name="TableRowCell" office:value-type="string">
              <text:p text:style-name="P20">1,5</text:p>
            </table:table-cell>
          </table:table-row>
        </table:table>
        <text:p text:style-name="TableCaption">Таблица 2: Параметры производства и экспорта основных культур (прогноз на сезон 2025/2026 гг.)</text:p>
      </text:section>
      <text:p text:style-name="First_20_paragraph">Агропромышленный комплекс Аргентины отличается высокой степенью интеграции первичного производства и глубокой переработки, что позволяет экспортировать товары с высокой добавленной стоимостью. Переработка масличных характеризуется высочайшей в мире концентрацией перерабатывающих мощностей, благодаря чему Аргентина выступает абсолютным мировым лидером по экспорту соевого шрота и соевого масла. Мясная промышленность играет ключевую роль в экспорте, при этом в отрасли наметилась консолидация: в 2024–2025 годах пять крупнейших групп сконцентрировали около 20 % всего объема забоя крупного рогатого скота в стране. Сектор производства биотоплива переживает структурные противоречия: производство биоэтанола из кукурузы и сахарного тростника бьет рекорды, полностью закрывая внутренние потребности и позволяя экспортировать излишки, в то время как производство биодизеля из соевого масла находится в кризисе с загрузкой мощностей менее 30 %. Кроме того, Аргентина перерабатывает от 70 % до 75 % всего урожая лимонов для получения эфирных масел, замороженной мякоти и обезвоженной цедры, являясь глобальным лидером в этом узком сегменте. Виноделие, напротив, находится в глубоком структурном кризисе из-за снижения мирового спроса и высоких логистических издержек, в ответ на что виноделы активно переориентируются на премиальные сегменты.</text:p>
      <text:h text:style-name="Heading_20_2" text:outline-level="2"><text:bookmark-start text:name="экспортно-ориентированные-отрасли-агропромышленного-комплекса-страны"/>2.2 Экспортно-ориентированные отрасли агропромышленного комплекса страны<text:bookmark-end text:name="экспортно-ориентированные-отрасли-агропромышленного-комплекса-страны"/></text:h>
      <text:p text:style-name="First_20_paragraph">Агропромышленный комплекс является безусловным фундаментом внешней торговли и геополитического позиционирования Аргентины. В 2024 году агропромышленная продукция обеспечила более 60 % всех валютных поступлений страны. После исторической засухи предыдущего года экспорт первичной сельскохозяйственной продукции вырос на 27 %, а товаров агропромышленного производства — на 24 %. Благодаря столь мощному вкладу АПК, в 2024 году Аргентина достигла рекордного положительного сальдо торгового баланса в размере 18,8 млрд долларов США. Для стимулирования глобальной конкурентоспособности и увеличения притока иностранной валюты правительство реализует политику по снижению высоких экспортных пошлин на сельскохозяйственную продукцию, которые исторически составляли значительную часть доходов федерального бюджета.</text:p>
      <text:p text:style-name="Text_20_body">Экспортный портфель Аргентины отличается высокой степенью переработки в масличном сегменте и сильными позициями в сырьевом и мясном секторах:</text:p>
      <text:list text:style-name="L5">
        <text:list-item>
          <text:p text:style-name="P21">в соевом комплексе Аргентина является мировым лидером по экспорту соевого шрота и соевого масла, что в 2024 году суммарно принесло стране более 16,8 млрд долларов США;</text:p>
        </text:list-item>
        <text:list-item>
          <text:p text:style-name="P21">экспорт зерновых демонстрирует рост: поставки кукурузы в 2024 году выросли на 46 % и достигли почти 35 млн тонн, а экспортный потенциал пшеницы в сезоне 2025/2026 оценивается от 14,5 до 17,5 млн тонн зерна и муки;</text:p>
        </text:list-item>
        <text:list-item>
          <text:p text:style-name="P21">в сфере животноводства экспорт говядины в 2024 году побил исторические рекорды, составив более 920 тыс. тонн, а экспорт молочной продукции составил 382,7 тыс. тонн;</text:p>
        </text:list-item>
        <text:list-item>
          <text:p text:style-name="P21">среди региональных продуктов выделяется промышленная переработка лимонов (Аргентина — глобальный лидер), экспорт биоэтанола и биодизеля, в то время как экспорт вина переживает спад.</text:p>
        </text:list-item>
      </text:list>
      <text:p text:style-name="First_20_paragraph">География поставок аргентинского АПК сильно диверсифицирована, однако для каждой категории товаров существуют свои ярко выраженные рынки сбыта. Китай является абсолютно доминирующим покупателем непереработанных соевых бобов (85 % от всего объема) и аргентинской говядины (поглощает 73,8 % экспорта мяса). Бразилия выступает стратегическим партнером в Южной Америке, закупая более половины аргентинской пшеницы и муки, а также молочную продукцию и биоэтанол. Соединенные Штаты Америки остаются главным рынком сбыта для свежих лимонов и наращивают импорт аргентинской говядины. Европейский Союз является традиционным рынком для высококачественной премиальной говядины (по престижной «Квоте Хилтон»), биодизеля и соевого шрота. Страны Юго-Восточной Азии и Ближнего Востока активно импортируют зерновые, шрот и соевое масло (Индия закупает 47 % всего экспорта соевого масла).</text:p>
      <text:h text:style-name="Heading_20_2" text:outline-level="2"><text:bookmark-start text:name="проблемы-и-возможности-развития-отраслей-специализации-агропромышленного-комплекса-аргентины"/>2.3 Проблемы и возможности развития отраслей специализации агропромышленного комплекса Аргентины<text:bookmark-end text:name="проблемы-и-возможности-развития-отраслей-специализации-агропромышленного-комплекса-аргентины"/></text:h>
      <text:p text:style-name="First_20_paragraph">Несмотря на статус глобальной аграрной державы, развитие АПК Аргентины серьезно тормозится рядом макроэкономических и структурных барьеров. Ключевой экономической проблемой является высокая инфляция и валютная нестабильность, что приводит к резкому росту производственных затрат для фермеров. Кроме того, экспортные пошлины дестимулируют производство и снижают конкурентоспособность аргентинской продукции на мировом рынке. Сектор также страдает от недостатка финансирования инфраструктуры и логистических ограничений, где проблемы с энергоснабжением и транспортными сетями, а также падение уровня воды в реках увеличивают издержки. Существует и опасная зависимость от узкого круга покупателей (например, доминирование Китая в закупках говядины), а также торговые барьеры на международных рынках.</text:p>
      <text:p text:style-name="Text_20_body">Аграрный сектор Аргентины функционирует в условиях растущих экологических и климатических рисков. Сельское хозяйство критически уязвимо перед погодной волатильностью и чередованием феноменов Эль-Ниньо и Ла-Нинья, вызывающих разрушительные засухи и наводнения. Серьезный экономический урон наносят вредители и болезни, такие как эпидемия «кукурузной карликовости» и угроза болезней цитрусовых, требующие колоссальных затрат на агрохимикаты. Наконец, чрезмерно интенсивная эксплуатация земель Пампы приводит к деградации почв, а значительные выбросы парниковых газов от сельского хозяйства создают давление со стороны глобальных рынков, требующих соблюдения строгих экологических стандартов.</text:p>
      <text:p text:style-name="Text_20_body">Несмотря на сложности, АПК Аргентины обладает мощным потенциалом для рывка, опираясь на политические и рыночные трансформации. Правительство взяло курс на дерегулирование и открытые рынки: были отменены экспортные квоты на зерновые, упрощены административные процедуры, а запуск специального режима для крупных инвестиций (RIGI) должен стимулировать приток иностранного капитала. Достижение политического соглашения по зоне свободной торговли между МЕРКОСУР и Европейским союзом открывает историческое окно возможностей для расширения международной торговли. В отрасли активно внедряются практики устойчивого развития и регенеративного земледелия, а также ожидается привлечение инвестиций в создание экологически чистого авиационного и возобновляемого дизельного топлива на экспорт.</text:p>
      <text:p text:style-name="Text_20_body">Будущее аргентинского АПК неразрывно связано с технологическими инновациями, где страна уже занимает лидерские позиции. Аргентина является третьим по величине в мире производителем биотехнологических культур и пионером по внедрению гибкого законодательства для культур, полученных методами нового редактирования генома. Ожидается, что к 2026 году более 60 % крупных фермерских хозяйств будут использовать технологии точного земледелия, включая спутниковый мониторинг, дроны и платформы на базе искусственного интеллекта. В пищевой промышленности повсеместно внедряется автоматизация (Индустрия 4.0), искусственный интеллект и блокчейн-трассируемость, что позволяет аргентинским экспортерам соответствовать самым строгим международным пищевым сертификатам.</text:p>
      <text:h text:style-name="Heading_20_1" text:outline-level="1"><text:bookmark-start text:name="заключение"/>ЗАКЛЮЧЕНИЕ<text:bookmark-end text:name="заключение"/></text:h>
      <text:p text:style-name="First_20_paragraph">На основании проведенного анализа можно сделать вывод, что агропромышленный комплекс (АПК) Аргентины является не просто ведущей отраслью, а фундаментальной опорой национальной экономики и важнейшим элементом глобальной продовольственной безопасности. Обеспечивая более 60 % всех валютных поступлений страны и формируя рекордный торговый профицит (достигший 18,8 млрд долларов США в 2024 году), аграрный сектор служит главным макроэкономическим буфером государства в периоды структурных трансформаций.</text:p>
      <text:p text:style-name="Text_20_body">Исторически специализация аргентинского АПК опиралась на уникальные природно-климатические ресурсы региона Пампы. Благодаря этому страна успешно сохраняет абсолютное мировое лидерство в экспорте соевого шрота и масла, а также прочно удерживает позиции в топ-5 глобальных поставщиков кукурузы, пшеницы и высококачественной говядины, одновременно доминируя в нишевых сегментах, таких как промышленная переработка лимонов.</text:p>
      <text:p text:style-name="Text_20_body">Несмотря на колоссальный потенциал, на протяжении последних десятилетий сектор сдерживался серьезными барьерами: высокими экспортными пошлинами, валютным регулированием, галопирующей инфляцией и логистическими ограничениями, которые искусственно снижали рентабельность фермеров и тормозили рост экспорта по сравнению с соседними странами. Однако сегодня АПК Аргентины находится в поворотной точке. Курс на макроэкономическую стабилизацию, дерегулирование и постепенное снижение налогового бремени на экспорт, взятый новой администрацией, открывает историческое окно возможностей для притока инвестиций и восстановления глобальной конкурентоспособности.</text:p>
      <text:p text:style-name="Text_20_body">Ключевым драйвером отрасли в ближайшие годы станет не экстенсивное расширение, а технологическая модернизация. Глубокая цифровизация (AgTech), массовое внедрение систем точного земледелия, искусственного интеллекта и блокчейн-трассируемости, а также передовые достижения в биотехнологиях (разработка ГМО-семян, устойчивых к засухе) позволяют фермерам адаптироваться к растущим климатическим рискам и строгим экологическим требованиям международных рынков.</text:p>
      <text:p text:style-name="Text_20_body">Таким образом, специализация АПК Аргентины эволюционирует от традиционной модели экспорта сырья к созданию высокотехнологичных, устойчивых и экологически ответственных цепочек добавленной стоимости. При условии сохранения курса на интеграцию в мировые рынки и поддержку инноваций, Аргентина имеет все шансы не только укрепить свой статус глобальной аграрной державы, но и стать мировым эталоном климатически оптимизированного сельского хозяйства будущего.</text:p>
      <text:h text:style-name="Heading_20_1" text:outline-level="1"><text:bookmark-start text:name="список-использованной-литературы"/>СПИСОК ИСПОЛЬЗОВАННОЙ ЛИТЕРАТУРЫ<text:bookmark-end text:name="список-использованной-литературы"/></text:h>
      <text:list text:style-name="L6">
        <text:list-item>
          <text:p text:style-name="P22">Agricultural Policy Monitoring and Evaluation 2025: Argentina // OECD (Организация экономического сотрудничества и развития). — 2025.</text:p>
        </text:list-item>
        <text:list-item>
          <text:p text:style-name="P22">Basic statistics of Argentina, 2024: OECD Economic Surveys: Argentina 2025 // OECD. — 2025.</text:p>
        </text:list-item>
        <text:list-item>
          <text:p text:style-name="P22">Grain and Feed Update (Обзор рынка зерна и кормов) // USDA Foreign Agricultural Service. — 2025.</text:p>
        </text:list-item>
        <text:list-item>
          <text:p text:style-name="P22">Livestock and Products Semi-annual (Обзор рынка животноводства и мясопродуктов) // USDA Foreign Agricultural Service. — 2024.</text:p>
        </text:list-item>
        <text:list-item>
          <text:p text:style-name="P22">Citrus Annual (Годовой отчет по цитрусовым) // USDA Foreign Agricultural Service. — 2025.</text:p>
        </text:list-item>
        <text:list-item>
          <text:p text:style-name="P22">Biofuels Annual (Годовой отчет по биотопливу) // USDA Foreign Agricultural Service. — 2025.</text:p>
        </text:list-item>
        <text:list-item>
          <text:p text:style-name="P22">Biotechnology and Other New Production Technologies Annual (Отчет по биотехнологиям) // USDA Foreign Agricultural Service. — 2025.</text:p>
        </text:list-item>
        <text:list-item>
          <text:p text:style-name="P22">Argentina (ARG) Exports, Imports, and Trade Partners (Структура экспорта и импорта Аргентины) // The Observatory of Economic Complexity (OEC).</text:p>
        </text:list-item>
        <text:list-item>
          <text:p text:style-name="P22">The economic context of Argentina (Экономический контекст Аргентины) // International Trade Portal / Lloyds Bank.</text:p>
        </text:list-item>
        <text:list-item>
          <text:p text:style-name="P22">To unlock growth, Argentina should reduce its export taxes (Аналитика экспортных пошлин Аргентины) // Atlantic Council. — 2026.</text:p>
        </text:list-item>
        <text:list-item>
          <text:p text:style-name="P22">Agriculture Market in Argentina - Size, Share &amp; Industry Analysis 2025-2031 (Анализ сельскохозяйственного рынка Аргентины) // Mordor Intelligence.</text:p>
        </text:list-item>
        <text:list-item>
          <text:p text:style-name="P22">Argentina Agritech Market Size, Share &amp; Forecast 2026-2034 (Рынок агротехнологий Аргентины) // IMARC Group.</text:p>
        </text:list-item>
        <text:list-item>
          <text:p text:style-name="P22">Argentina food processing equipment market report 2034 (Рынок оборудования для пищевой промышленности) // IMARC Group.</text:p>
        </text:list-item>
        <text:list-item>
          <text:p text:style-name="P22">Agriculture Argentina 2025: Key Trends &amp; Innovations (Ключевые тренды и инновации в АПК) // Farmonaut.</text:p>
        </text:list-item>
        <text:list-item>
          <text:p text:style-name="P22">Farming In Argentina: Top AgTech Innovations 2026 (Топ инноваций AgTech в Аргентине) // Farmonaut.</text:p>
        </text:list-item>
        <text:list-item>
          <text:p text:style-name="P22">Livestock monitor | 2024 campaign (Мониторинг животноводства) // Universidad Nacional de Rosario (UNR).</text:p>
        </text:list-item>
        <text:list-item>
          <text:p text:style-name="P22">Accounting for pastoralists in Argentina (Учет пастбищного животноводства в Аргентине) // League for Pastoral Peoples.</text:p>
        </text:list-item>
        <text:list-item>
          <text:p text:style-name="P22">Argentina’s agro-export growth: A strong 2024 and promising 2025 outlook (Обзор агроэкспорта) // Miller Magazine.</text:p>
        </text:list-item>
        <text:list-item>
          <text:p text:style-name="P22">Argentina recorded record trade surplus in 2024 (Статья о рекордном профиците торгового баланса) // Buenos Aires Times.</text:p>
        </text:list-item>
        <text:list-item>
          <text:p text:style-name="P22">Argentina trims export duties for agricultural products (О снижении экспортных пошлин на агропродукцию) // Buenos Aires Times.</text:p>
        </text:list-item>
        <text:list-item>
          <text:p text:style-name="P22">Argentina’s beef export revenue reaches record in 2025 (Рекордные доходы от экспорта говядины) // The Western Producer.</text:p>
        </text:list-item>
        <text:list-item>
          <text:p text:style-name="P22">Argentina Closed 2025 With 31.5% Inflation; and more news about Latin American agribusiness (Макроэкономические итоги 2025 года) // Agribrasilis.</text:p>
        </text:list-item>
        <text:list-item>
          <text:p text:style-name="P22">Argentine Dairy Industry in Figures: Key Data for 2024 (Молочная промышленность Аргентины в цифрах) // DairyNews.</text:p>
        </text:list-item>
        <text:list-item>
          <text:p text:style-name="P22">El mapa de la industria frigorífica 2025 (Карта мясоперерабатывающей индустрии, концентрация отрасли) // Bichos de Campo.</text:p>
        </text:list-item>
        <text:list-item>
          <text:p text:style-name="P22">How Milei’s policies and global trends are reshaping Argentina’s citrus export landscape (Экспорт цитрусовых и новые политики) // FreshFruitPortal / FreshPlaza.</text:p>
        </text:list-item>
        <text:list-item>
          <text:p text:style-name="P22">Argentina’s Wine Exports Fall to $661 Million in 2025, Lowest Value Since 2009 (Кризис винного экспорта) // Vinetur.</text:p>
        </text:list-item>
        <text:list-item>
          <text:p text:style-name="P22">Argentina’s wine industry withers on the vine as consumption hits a record low (Падение внутреннего потребления вина) // Barchart.</text:p>
        </text:list-item>
        <text:list-item>
          <text:p text:style-name="P22">Argentine 2025 Biodiesel Production among Lowest on Record (Снижение производства биодизеля) // Advanced BioFuels USA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4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Полужирный" style:font-family-generic="roman" style:font-pitch="variable" style:name="Times New Roman1" svg:font-family="'Times New Roman'"/>
    <style:font-face style:font-adornments="Полужирный Курсив" style:font-family-generic="roman" style:font-pitch="variable" style:name="Times New Roman2" svg:font-family="'Times New Roman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tyle:writing-mode="lr-tb" svg:stroke-color="#3465a4" fo:wrap-option="wrap"/>
      <style:paragraph-properties style:font-independent-line-spacing="false" style:line-break="strict" style:text-autospace="ideograph-alpha" loext:tab-stop-distance="0cm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keep="auto" fo:hyphenation-ladder-count="no-limit" loext:hyphenation-keep-line="false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254cm" fo:margin-left="1cm" fo:margin-right="1cm" fo:margin-top="0.254cm" fo:text-indent="0cm"/>
    </style:style>
    <style:style style:class="chapter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master-page-name="" style:name="Text_20_body" style:parent-style-name="Standard">
      <style:paragraph-properties style:auto-text-indent="false" style:contextual-spacing="false" style:justify-single-word="false" style:page-number="auto" fo:line-height="150%" fo:margin-bottom="0.152cm" fo:margin-top="0.152cm" fo:text-align="justify" fo:text-indent="1.251cm"/>
      <style:text-properties fo:country="RU" fo:font-size="14pt" fo:language="ru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chapter" style:default-outline-level="1" style:display-name="Heading 1" style:family="paragraph" style:master-page-name="" style:name="Heading_20_1" style:next-style-name="Text_20_body" style:parent-style-name="Heading">
      <style:paragraph-properties style:justify-single-word="false" style:page-number="auto" fo:break-before="page" fo:text-align="center"/>
      <style:text-properties style:font-family-generic="roman" style:font-name="Times New Roman1" style:font-pitch="variable" style:font-size-asian="115%" style:font-size-complex="115%" style:font-style-name="Полужирный" style:font-weight-asian="bold" style:font-weight-complex="bold" fo:country="RU" fo:font-family="'Times New Roman'" fo:font-size="16pt" fo:font-weight="bold" fo:language="ru" fo:text-transform="uppercase"/>
    </style:style>
    <style:style style:class="chapter" style:default-outline-level="2" style:display-name="Heading 2" style:family="paragraph" style:name="Heading_20_2" style:next-style-name="Text_20_body" style:parent-style-name="Heading">
      <style:text-properties style:font-family-generic="roman" style:font-name="Times New Roman2" style:font-pitch="variable" style:font-size-asian="14pt" style:font-size-complex="14pt" style:font-style-asian="italic" style:font-style-complex="italic" style:font-style-name="Полужирный Курсив" style:font-weight-asian="bold" style:font-weight-complex="bold" fo:font-family="'Times New Roman'" fo:font-size="14pt" fo:font-style="italic" fo:font-weight="bold"/>
    </style:style>
    <style:style style:class="chapter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chapter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chapter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chapter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254cm" fo:margin-left="1cm" fo:margin-right="1cm" fo:margin-top="0.254cm" fo:text-indent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2cm" fo:margin-top="0.152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7cm" fo:margin-right="0cm" fo:text-indent="0cm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76cm" fo:margin-right="0.076cm" fo:text-indent="0cm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76cm" fo:margin-right="0.076cm" fo:text-align="start" fo:text-indent="0cm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499cm" fo:margin-right="0cm" fo:text-indent="-0.499cm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203cm" fo:margin-top="0.203cm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cm" fo:margin-left="1.27cm" fo:margin-right="0cm" fo:margin-top="0cm" fo:text-indent="0cm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2cm 0.035cm 0.002cm" style:contextual-spacing="false" style:join-border="false" text:line-number="0" text:number-lines="false" fo:border-bottom="1.11pt double #808080" fo:border-left="none" fo:border-right="none" fo:border-top="none" fo:margin-bottom="0.499cm" fo:margin-top="0cm" fo:padding="0cm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style:style style:family="text" style:name="KeywordTok">
      <style:text-properties fo:color="#007020" fo:font-weight="bold" loext:opacity="100%"/>
    </style:style>
    <style:style style:family="text" style:name="DataTypeTok">
      <style:text-properties fo:color="#902000" loext:opacity="100%"/>
    </style:style>
    <style:style style:family="text" style:name="DecValTok">
      <style:text-properties fo:color="#40a070" loext:opacity="100%"/>
    </style:style>
    <style:style style:family="text" style:name="BaseNTok">
      <style:text-properties fo:color="#40a070" loext:opacity="100%"/>
    </style:style>
    <style:style style:family="text" style:name="FloatTok">
      <style:text-properties fo:color="#40a070" loext:opacity="100%"/>
    </style:style>
    <style:style style:family="text" style:name="ConstantTok">
      <style:text-properties fo:color="#880000" loext:opacity="100%"/>
    </style:style>
    <style:style style:family="text" style:name="CharTok">
      <style:text-properties fo:color="#4070a0" loext:opacity="100%"/>
    </style:style>
    <style:style style:family="text" style:name="SpecialCharTok">
      <style:text-properties fo:color="#4070a0" loext:opacity="100%"/>
    </style:style>
    <style:style style:family="text" style:name="StringTok">
      <style:text-properties fo:color="#4070a0" loext:opacity="100%"/>
    </style:style>
    <style:style style:family="text" style:name="VerbatimStringTok">
      <style:text-properties fo:color="#4070a0" loext:opacity="100%"/>
    </style:style>
    <style:style style:family="text" style:name="SpecialStringTok">
      <style:text-properties fo:color="#bb6688" loext:opacity="100%"/>
    </style:style>
    <style:style style:family="text" style:name="ImportTok">
      <style:text-properties fo:color="#008000" fo:font-weight="bold" loext:opacity="100%"/>
    </style:style>
    <style:style style:family="text" style:name="CommentTok">
      <style:text-properties fo:color="#60a0b0" fo:font-style="italic" loext:opacity="100%"/>
    </style:style>
    <style:style style:family="text" style:name="DocumentationTok">
      <style:text-properties fo:color="#ba2121" fo:font-style="italic" loext:opacity="100%"/>
    </style:style>
    <style:style style:family="text" style:name="AnnotationTok">
      <style:text-properties fo:color="#60a0b0" fo:font-style="italic" fo:font-weight="bold" loext:opacity="100%"/>
    </style:style>
    <style:style style:family="text" style:name="CommentVarTok">
      <style:text-properties fo:color="#60a0b0" fo:font-style="italic" fo:font-weight="bold" loext:opacity="100%"/>
    </style:style>
    <style:style style:family="text" style:name="OtherTok">
      <style:text-properties fo:color="#007020" loext:opacity="100%"/>
    </style:style>
    <style:style style:family="text" style:name="FunctionTok">
      <style:text-properties fo:color="#06287e" loext:opacity="100%"/>
    </style:style>
    <style:style style:family="text" style:name="VariableTok">
      <style:text-properties fo:color="#19177c" loext:opacity="100%"/>
    </style:style>
    <style:style style:family="text" style:name="ControlFlowTok">
      <style:text-properties fo:color="#007020" fo:font-weight="bold" loext:opacity="100%"/>
    </style:style>
    <style:style style:family="text" style:name="OperatorTok">
      <style:text-properties fo:color="#666666" loext:opacity="100%"/>
    </style:style>
    <style:style style:family="text" style:name="BuiltInTok">
      <style:text-properties fo:color="#008000" loext:opacity="100%"/>
    </style:style>
    <style:style style:family="text" style:name="ExtensionTok"/>
    <style:style style:family="text" style:name="PreprocessorTok">
      <style:text-properties fo:color="#bc7a00" loext:opacity="100%"/>
    </style:style>
    <style:style style:family="text" style:name="AttributeTok">
      <style:text-properties fo:color="#7d9029" loext:opacity="100%"/>
    </style:style>
    <style:style style:family="text" style:name="RegionMarkerTok"/>
    <style:style style:family="text" style:name="InformationTok">
      <style:text-properties fo:color="#60a0b0" fo:font-style="italic" fo:font-weight="bold" loext:opacity="100%"/>
    </style:style>
    <style:style style:family="text" style:name="WarningTok">
      <style:text-properties fo:color="#60a0b0" fo:font-style="italic" fo:font-weight="bold" loext:opacity="100%"/>
    </style:style>
    <style:style style:family="text" style:name="AlertTok">
      <style:text-properties fo:color="#ff0000" fo:font-weight="bold" loext:opacity="100%"/>
    </style:style>
    <style:style style:family="text" style:name="ErrorTok">
      <style:text-properties fo:color="#ff0000" fo:font-weight="bold" loext:opacity="100%"/>
    </style:style>
    <style:style style:family="text" style:name="NormalTok"/>
    <style:style style:family="graphic" style:name="Graphics">
      <style:graphic-properties draw:fill="none" draw:fill-color="#729fcf" style:horizontal-pos="center" style:horizontal-rel="paragraph" style:number-wrapped-paragraphs="no-limit" style:vertical-pos="top" style:vertical-rel="paragraph" style:wrap="dynamic" style:wrap-contour="false" svg:x="0cm" svg:y="0cm" text:anchor-type="paragraph" fo:background-color="transparent"/>
    </style:style>
    <text:outline-style style:name="Outline">
      <text:outline-level-style style:num-format="" text:level="1" loext:num-list-format="%1%">
        <style:list-level-properties text:min-label-distance="0.381cm"/>
      </text:outline-level-style>
      <text:outline-level-style style:num-format="" text:level="2" loext:num-list-format="%2%">
        <style:list-level-properties text:min-label-distance="0.381cm"/>
      </text:outline-level-style>
      <text:outline-level-style style:num-format="" text:level="3" loext:num-list-format="%3%">
        <style:list-level-properties text:min-label-distance="0.381cm"/>
      </text:outline-level-style>
      <text:outline-level-style style:num-format="" text:level="4" loext:num-list-format="%4%">
        <style:list-level-properties text:min-label-distance="0.381cm"/>
      </text:outline-level-style>
      <text:outline-level-style style:num-format="" text:level="5" loext:num-list-format="%5%">
        <style:list-level-properties text:min-label-distance="0.381cm"/>
      </text:outline-level-style>
      <text:outline-level-style style:num-format="" text:level="6" loext:num-list-format="%6%">
        <style:list-level-properties text:min-label-distance="0.381cm"/>
      </text:outline-level-style>
      <text:outline-level-style style:num-format="" text:level="7" loext:num-list-format="%7%">
        <style:list-level-properties text:min-label-distance="0.381cm"/>
      </text:outline-level-style>
      <text:outline-level-style style:num-format="" text:level="8" loext:num-list-format="%8%">
        <style:list-level-properties text:min-label-distance="0.381cm"/>
      </text:outline-level-style>
      <text:outline-level-style style:num-format="" text:level="9" loext:num-list-format="%9%">
        <style:list-level-properties text:min-label-distance="0.381cm"/>
      </text:outline-level-style>
      <text:outline-level-style style:num-format="" text:level="10" loext:num-list-format="%10%">
        <style:list-level-properties text:min-label-distance="0.381cm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499cm"/>
      </text:list-level-style-number>
      <text:list-level-style-number style:num-format="1" style:num-suffix="." text:level="2" text:style-name="Numbering_20_Symbols" loext:num-list-format="%2%.">
        <style:list-level-properties text:min-label-width="0.499cm" text:space-before="0.501cm"/>
      </text:list-level-style-number>
      <text:list-level-style-number style:num-format="1" style:num-suffix="." text:level="3" text:style-name="Numbering_20_Symbols" loext:num-list-format="%3%.">
        <style:list-level-properties text:min-label-width="0.499cm" text:space-before="1cm"/>
      </text:list-level-style-number>
      <text:list-level-style-number style:num-format="1" style:num-suffix="." text:level="4" text:style-name="Numbering_20_Symbols" loext:num-list-format="%4%.">
        <style:list-level-properties text:min-label-width="0.499cm" text:space-before="1.501cm"/>
      </text:list-level-style-number>
      <text:list-level-style-number style:num-format="1" style:num-suffix="." text:level="5" text:style-name="Numbering_20_Symbols" loext:num-list-format="%5%.">
        <style:list-level-properties text:min-label-width="0.499cm" text:space-before="2cm"/>
      </text:list-level-style-number>
      <text:list-level-style-number style:num-format="1" style:num-suffix="." text:level="6" text:style-name="Numbering_20_Symbols" loext:num-list-format="%6%.">
        <style:list-level-properties text:min-label-width="0.499cm" text:space-before="2.501cm"/>
      </text:list-level-style-number>
      <text:list-level-style-number style:num-format="1" style:num-suffix="." text:level="7" text:style-name="Numbering_20_Symbols" loext:num-list-format="%7%.">
        <style:list-level-properties text:min-label-width="0.499cm" text:space-before="3.001cm"/>
      </text:list-level-style-number>
      <text:list-level-style-number style:num-format="1" style:num-suffix="." text:level="8" text:style-name="Numbering_20_Symbols" loext:num-list-format="%8%.">
        <style:list-level-properties text:min-label-width="0.499cm" text:space-before="3.502cm"/>
      </text:list-level-style-number>
      <text:list-level-style-number style:num-format="1" style:num-suffix="." text:level="9" text:style-name="Numbering_20_Symbols" loext:num-list-format="%9%.">
        <style:list-level-properties text:min-label-width="0.499cm" text:space-before="4.001cm"/>
      </text:list-level-style-number>
      <text:list-level-style-number style:num-format="1" style:num-suffix="." text:level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499cm"/>
      </text:list-level-style-number>
      <text:list-level-style-number style:num-format="1" text:level="2" text:start-value="2" text:style-name="Numbering_20_Symbols" loext:num-list-format="%2%">
        <style:list-level-properties text:min-label-width="0.499cm" text:space-before="0.499cm"/>
      </text:list-level-style-number>
      <text:list-level-style-number style:num-format="1" text:level="3" text:start-value="3" text:style-name="Numbering_20_Symbols" loext:num-list-format="%3%">
        <style:list-level-properties text:min-label-width="1cm" text:space-before="0.998cm"/>
      </text:list-level-style-number>
      <text:list-level-style-number style:num-format="1" text:level="4" text:start-value="4" text:style-name="Numbering_20_Symbols" loext:num-list-format="%4%">
        <style:list-level-properties text:min-label-width="1.251cm" text:space-before="1.998cm"/>
      </text:list-level-style-number>
      <text:list-level-style-number style:num-format="1" text:level="5" text:start-value="5" text:style-name="Numbering_20_Symbols" loext:num-list-format="%5%">
        <style:list-level-properties text:min-label-width="1.499cm" text:space-before="3.249cm"/>
      </text:list-level-style-number>
      <text:list-level-style-number style:num-format="1" text:level="6" text:start-value="6" text:style-name="Numbering_20_Symbols" loext:num-list-format="%6%">
        <style:list-level-properties text:min-label-width="1.801cm" text:space-before="4.748cm"/>
      </text:list-level-style-number>
      <text:list-level-style-number style:num-format="1" text:level="7" text:start-value="7" text:style-name="Numbering_20_Symbols" loext:num-list-format="%7%">
        <style:list-level-properties text:min-label-width="2.3cm" text:space-before="6.549cm"/>
      </text:list-level-style-number>
      <text:list-level-style-number style:num-format="1" text:level="8" text:start-value="8" text:style-name="Numbering_20_Symbols" loext:num-list-format="%8%">
        <style:list-level-properties text:min-label-width="2.6cm" text:space-before="8.849cm"/>
      </text:list-level-style-number>
      <text:list-level-style-number style:num-format="1" text:level="9" text:start-value="9" text:style-name="Numbering_20_Symbols" loext:num-list-format="%9%">
        <style:list-level-properties text:min-label-width="2.801cm" text:space-before="11.449cm"/>
      </text:list-level-style-number>
      <text:list-level-style-number style:num-format="1" text:level="10" text:start-value="10" text:style-name="Numbering_20_Symbols" loext:num-list-format="%10%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3cm"/>
      </text:list-level-style-number>
      <text:list-level-style-number style:num-format="1" text:level="2" text:start-value="2" text:style-name="Numbering_20_Symbols" loext:num-list-format="%2%">
        <style:list-level-properties text:min-label-width="3cm" text:space-before="3.001cm"/>
      </text:list-level-style-number>
      <text:list-level-style-number style:num-format="1" text:level="3" text:start-value="3" text:style-name="Numbering_20_Symbols" loext:num-list-format="%3%">
        <style:list-level-properties text:min-label-width="3cm" text:space-before="6.001cm"/>
      </text:list-level-style-number>
      <text:list-level-style-number style:num-format="1" text:level="4" text:start-value="4" text:style-name="Numbering_20_Symbols" loext:num-list-format="%4%">
        <style:list-level-properties text:min-label-width="3cm" text:space-before="9.002cm"/>
      </text:list-level-style-number>
      <text:list-level-style-number style:num-format="1" text:level="5" text:start-value="5" text:style-name="Numbering_20_Symbols" loext:num-list-format="%5%">
        <style:list-level-properties text:min-label-width="3cm" text:space-before="12.002cm"/>
      </text:list-level-style-number>
      <text:list-level-style-number style:num-format="1" text:level="6" text:start-value="6" text:style-name="Numbering_20_Symbols" loext:num-list-format="%6%">
        <style:list-level-properties text:min-label-width="3cm" text:space-before="15.002cm"/>
      </text:list-level-style-number>
      <text:list-level-style-number style:num-format="1" text:level="7" text:start-value="7" text:style-name="Numbering_20_Symbols" loext:num-list-format="%7%">
        <style:list-level-properties text:min-label-width="3cm" text:space-before="18.003cm"/>
      </text:list-level-style-number>
      <text:list-level-style-number style:num-format="1" text:level="8" text:start-value="8" text:style-name="Numbering_20_Symbols" loext:num-list-format="%8%">
        <style:list-level-properties text:min-label-width="3cm" text:space-before="21.003cm"/>
      </text:list-level-style-number>
      <text:list-level-style-number style:num-format="1" text:level="9" text:start-value="9" text:style-name="Numbering_20_Symbols" loext:num-list-format="%9%">
        <style:list-level-properties text:min-label-width="3cm" text:space-before="24.003cm"/>
      </text:list-level-style-number>
      <text:list-level-style-number style:num-format="1" text:level="10" text:start-value="10" text:style-name="Numbering_20_Symbols" loext:num-list-format="%10%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499cm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45cm" text:space-before="1.1cm"/>
      </text:list-level-style-number>
      <text:list-level-style-bullet text:bullet-char="•" text:level="4" text:style-name="Numbering_20_Symbols" loext:num-list-format="%4%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395cm" text:space-before="3.976cm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 fo:margin-bottom="2cm" fo:margin-left="3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>
        <style:header-footer-properties style:dynamic-spacing="false" fo:margin-left="0cm" fo:margin-right="0cm" fo:margin-top="0.508cm" fo:min-height="1.016cm"/>
      </style:footer-style>
    </style:page-layout>
    <style:page-layout style:name="Mpm2">
      <style:page-layout-properties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24</text:page-number><text:s/></text:p>
      </style:footer>
    </style:master-page>
    <style:master-page draw:style-name="Mdp1" style:display-name="First Page" style:name="First_20_Page" style:next-style-name="Standard" style:page-layout-name="Mpm2"/>
    <style:master-page draw:style-name="Mdp1"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6-03-30T14:15:08Z</meta:creation-date>
    <dc:date>2026-03-30T14:15:08Z</dc:date>
    <meta:user-defined meta:name="autoEqnLabels" meta:value-type="string">False</meta:user-defined>
    <meta:user-defined meta:name="autoSectionLabels" meta:value-type="string">False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DisplayTemplate" meta:value-type="string">e</meta:user-defined>
    <meta:user-defined meta:name="eqnIndexTemplate" meta:value-type="string">(i)</meta:user-defined>
    <meta:user-defined meta:name="eqnInlineTableTemplate" meta:value-type="string">e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унок</meta:user-defined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OfMetadata" meta:value-type="string">Fals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-caption-position" meta:value-type="string">below</meta:user-defined>
    <meta:user-defined meta:name="tableCaptionLocation" meta:value-type="string">bottom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e</mi>
</math>
</file>

<file path=Formula-10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2/content.xml><?xml version="1.0" encoding="utf-8"?>
<math xmlns="http://www.w3.org/1998/Math/MathML" display="block">
  <mi>t</mi>
</math>
</file>

<file path=Formula-104/content.xml><?xml version="1.0" encoding="utf-8"?>
<math xmlns="http://www.w3.org/1998/Math/MathML" display="block">
  <mrow>
    <mi>c</mi>
    <mi>c</mi>
    <mi>s</mi>
  </mrow>
</math>
</file>

<file path=Formula-10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8/content.xml><?xml version="1.0" encoding="utf-8"?>
<math xmlns="http://www.w3.org/1998/Math/MathML" display="block">
  <mi>i</mi>
</math>
</file>

<file path=Formula-11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12/content.xml><?xml version="1.0" encoding="utf-8"?>
<math xmlns="http://www.w3.org/1998/Math/MathML" display="block">
  <mi>t</mi>
</math>
</file>

<file path=Formula-114/content.xml><?xml version="1.0" encoding="utf-8"?>
<math xmlns="http://www.w3.org/1998/Math/MathML" display="block">
  <mi>p</mi>
</math>
</file>

<file path=Formula-116/content.xml><?xml version="1.0" encoding="utf-8"?>
<math xmlns="http://www.w3.org/1998/Math/MathML" display="block">
  <mi>i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i>e</mi>
</math>
</file>

<file path=Formula-16/content.xml><?xml version="1.0" encoding="utf-8"?>
<math xmlns="http://www.w3.org/1998/Math/MathML" display="block">
  <mi>e</mi>
</math>
</file>

<file path=Formula-18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i>p</mi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6/content.xml><?xml version="1.0" encoding="utf-8"?>
<math xmlns="http://www.w3.org/1998/Math/MathML" display="block">
  <mi>t</mi>
</math>
</file>

<file path=Formula-38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i</mi>
</math>
</file>

<file path=Formula-42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4/content.xml><?xml version="1.0" encoding="utf-8"?>
<math xmlns="http://www.w3.org/1998/Math/MathML" display="block">
  <mi>t</mi>
</math>
</file>

<file path=Formula-46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2/content.xml><?xml version="1.0" encoding="utf-8"?>
<math xmlns="http://www.w3.org/1998/Math/MathML" display="block">
  <mi>t</mi>
</math>
</file>

<file path=Formula-54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6/content.xml><?xml version="1.0" encoding="utf-8"?>
<math xmlns="http://www.w3.org/1998/Math/MathML" display="block">
  <mi>i</mi>
</math>
</file>

<file path=Formula-58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t</mi>
</math>
</file>

<file path=Formula-62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4/content.xml><?xml version="1.0" encoding="utf-8"?>
<math xmlns="http://www.w3.org/1998/Math/MathML" display="block">
  <mi>i</mi>
</math>
</file>

<file path=Formula-6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8/content.xml><?xml version="1.0" encoding="utf-8"?>
<math xmlns="http://www.w3.org/1998/Math/MathML" display="block">
  <mi>t</mi>
</math>
</file>

<file path=Formula-70/content.xml><?xml version="1.0" encoding="utf-8"?>
<math xmlns="http://www.w3.org/1998/Math/MathML" display="block">
  <mi>p</mi>
</math>
</file>

<file path=Formula-72/content.xml><?xml version="1.0" encoding="utf-8"?>
<math xmlns="http://www.w3.org/1998/Math/MathML" display="block">
  <mi>i</mi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u</mi>
    <mi>f</mi>
  </mrow>
</math>
</file>

<file path=Formula-78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82/content.xml><?xml version="1.0" encoding="utf-8"?>
<math xmlns="http://www.w3.org/1998/Math/MathML" display="block">
  <mi>t</mi>
</math>
</file>

<file path=Formula-84/content.xml><?xml version="1.0" encoding="utf-8"?>
<math xmlns="http://www.w3.org/1998/Math/MathML" display="block">
  <mi>p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i>i</mi>
</math>
</file>

<file path=Formula-90/content.xml><?xml version="1.0" encoding="utf-8"?>
<math xmlns="http://www.w3.org/1998/Math/MathML" display="block">
  <mi>i</mi>
</math>
</file>

<file path=Formula-92/content.xml><?xml version="1.0" encoding="utf-8"?>
<math xmlns="http://www.w3.org/1998/Math/MathML" display="block">
  <mrow>
    <mi>s</mi>
    <mi>u</mi>
    <mi>f</mi>
  </mrow>
</math>
</file>

<file path=Formula-94/content.xml><?xml version="1.0" encoding="utf-8"?>
<math xmlns="http://www.w3.org/1998/Math/MathML" display="block">
  <mi>s</mi>
</math>
</file>

<file path=Formula-9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8/content.xml><?xml version="1.0" encoding="utf-8"?>
<math xmlns="http://www.w3.org/1998/Math/MathML" display="block">
  <mi>i</mi>
</math>
</file>